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language="pt" fo:country="BR" fo:font-weight="bold" style:font-size-asian="38.5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4pt" fo:language="pt" fo:country="BR" fo:font-weight="bold" officeooo:rsid="00014013" officeooo:paragraph-rsid="00014013" style:font-size-asian="38.5pt" style:font-weight-asian="bold" style:font-size-complex="4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pt" fo:country="BR" fo:font-weight="bold" officeooo:rsid="00014013" officeooo:paragraph-rsid="0001401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language="pt" fo:country="BR" fo:font-weight="bold" officeooo:rsid="00030fee" officeooo:paragraph-rsid="00030fe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pt" fo:country="BR" fo:font-weight="normal" officeooo:rsid="00014013" officeooo:paragraph-rsid="000140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language="pt" fo:country="BR" fo:font-weight="normal" officeooo:rsid="00014013" officeooo:paragraph-rsid="0001401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14013" officeooo:paragraph-rsid="00014013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language="pt" fo:country="BR" fo:font-weight="normal" officeooo:rsid="00014013" officeooo:paragraph-rsid="00014013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language="pt" fo:country="BR" fo:font-weight="normal" officeooo:rsid="00030fee" officeooo:paragraph-rsid="00030f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30fee" officeooo:paragraph-rsid="00030fe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language="pt" fo:country="BR" fo:font-weight="normal" officeooo:rsid="00014013" officeooo:paragraph-rsid="00014013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language="pt" fo:country="BR" fo:font-weight="normal" officeooo:rsid="00014013" officeooo:paragraph-rsid="00014013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language="pt" fo:country="BR" fo:font-weight="bold" officeooo:rsid="00014013" officeooo:paragraph-rsid="00014013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language="pt" fo:country="BR" fo:font-weight="bold" officeooo:rsid="00030fee" officeooo:paragraph-rsid="00030fee" style:font-size-asian="14pt" style:font-weight-asian="bold" style:font-size-complex="14pt" style:font-weight-complex="bold"/>
    </style:style>
    <style:style style:name="T1" style:family="text">
      <style:text-properties officeooo:rsid="00030f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2">SERVO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Mais uma ideia impossível.</text:p>
      <text:p text:style-name="P5"/>
      <text:p text:style-name="P6"/>
      <text:p text:style-name="P6"/>
      <text:p text:style-name="P6"/>
      <text:p text:style-name="P6"/>
      <text:p text:style-name="P6">Matheus Tomazella</text:p>
      <text:p text:style-name="P3"><text:soft-page-break/></text:p>
      <text:p text:style-name="P13">Objetivos</text:p>
      <text:p text:style-name="P7"/>
      <text:list xml:id="list1135629053" text:style-name="L1">
        <text:list-item>
          <text:p text:style-name="P8">Painel de controle compartilhado entre dispo<text:span text:style-name="T1">sitivos;</text:span></text:p>
        </text:list-item>
        <text:list-item>
          <text:p text:style-name="P9">Controle de funções de automação;</text:p>
        </text:list-item>
        <text:list-item>
          <text:p text:style-name="P9">Adição facilitada para novas funções;</text:p>
        </text:list-item>
        <text:list-item>
          <text:p text:style-name="P9">Servidor próprio;</text:p>
        </text:list-item>
        <text:list-item>
          <text:p text:style-name="P9">Baixo custo de energia no servidor;</text:p>
        </text:list-item>
        <text:list-item>
          <text:p text:style-name="P9">Controle de funções básicas do sistema, como volume e iniciação de aplicativos;</text:p>
        </text:list-item>
        <text:list-item>
          <text:p text:style-name="P9">Função de assistente virtual.</text:p>
        </text:list-item>
      </text:list>
      <text:p text:style-name="P10"/>
      <text:p text:style-name="P14">Funcionamento </text:p>
      <text:p text:style-name="P4"/>
      <text:p text:style-name="P10">A partir de uma página web, o usuário mudará os estados das funções controladas pelo sistema. A página deve, a cada informação alterada pelo usuário, enviar todos os estados atuais para o servidor. O servidor comparará a nova versão com a anterior e iniciará os scripts das funções alteradas, passando como parâmetro o novo estado. Cada script deverá lidar com sua função da melhor maneira possível para o caso específico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4-17T02:29:46.588000000</dc:date>
    <meta:editing-duration>PT1M6S</meta:editing-duration>
    <meta:editing-cycles>1</meta:editing-cycles>
    <meta:document-statistic meta:table-count="0" meta:image-count="0" meta:object-count="0" meta:page-count="2" meta:paragraph-count="13" meta:word-count="126" meta:character-count="782" meta:non-whitespace-character-count="675"/>
  </office:meta>
</office:document-meta>
</file>